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55cm" fo:min-width="9.69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text-properties style:font-name="arial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fo:font-size="16pt" style:font-size-asian="16pt" style:font-name-complex="Arial" style:font-size-complex="16pt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color="#000000" style:font-name="Helvetica" fo:font-size="12pt" style:font-size-asian="12pt" style:font-name-complex="Helvetic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696cm" svg:height="1.255cm" svg:x="6.026cm" svg:y="2.51cm">
          <draw:text-box>
            <text:p text:style-name="P1"><text:span text:style-name="T1">C</text:span><text:span text:style-name="T1">l</text:span><text:span text:style-name="T1">a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e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e</text:span><text:span text:style-name="T1"> </text:span><text:span text:style-name="T1">d</text:span><text:span text:style-name="T1">a</text:span><text:span text:style-name="T1">t</text:span><text:span text:style-name="T1">o</text:span><text:span text:style-name="T1">s</text:span><text:span text:style-name="T1"> </text:span></text:p>
          </draw:text-box>
        </draw:frame>
        <draw:frame draw:style-name="gr2" draw:text-style-name="P2" draw:layer="layout" svg:width="0.562cm" svg:height="0.628cm" svg:x="10.797cm" svg:y="3.496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15.53cm" svg:height="0.475cm" svg:x="3.002cm" svg:y="4.473cm">
          <draw:text-box>
            <text:p text:style-name="P1"><text:span text:style-name="T2">L</text:span><text:span text:style-name="T2">a</text:span><text:span text:style-name="T2">s</text:span><text:span text:style-name="T2"> <text:s/></text:span><text:span text:style-name="T2">E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a</text:span><text:span text:style-name="T2">s</text:span><text:span text:style-name="T2"> <text:s/></text:span><text:span text:style-name="T2">d</text:span><text:span text:style-name="T2">e</text:span><text:span text:style-name="T2"> <text:s/></text:span><text:span text:style-name="T2">d</text:span><text:span text:style-name="T2">a</text:span><text:span text:style-name="T2">t</text:span><text:span text:style-name="T2">o</text:span><text:span text:style-name="T2">s</text:span><text:span text:style-name="T2"> <text:s/></text:span><text:span text:style-name="T2">p</text:span><text:span text:style-name="T2">u</text:span><text:span text:style-name="T2">e</text:span><text:span text:style-name="T2">d</text:span><text:span text:style-name="T2">e</text:span><text:span text:style-name="T2">n</text:span><text:span text:style-name="T2"> <text:s/></text:span><text:span text:style-name="T2">c</text:span><text:span text:style-name="T2">l</text:span><text:span text:style-name="T2">a</text:span><text:span text:style-name="T2">s</text:span><text:span text:style-name="T2">i</text:span><text:span text:style-name="T2">f</text:span><text:span text:style-name="T2">i</text:span><text:span text:style-name="T2">c</text:span><text:span text:style-name="T2">a</text:span><text:span text:style-name="T2">r</text:span><text:span text:style-name="T2">s</text:span><text:span text:style-name="T2">e</text:span><text:span text:style-name="T2"> <text:s/></text:span><text:span text:style-name="T2">e</text:span><text:span text:style-name="T2">n</text:span><text:span text:style-name="T2"> 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e</text:span><text:span text:style-name="T2">s</text:span><text:span text:style-name="T2"> <text:s/></text:span><text:span text:style-name="T2">y</text:span><text:span text:style-name="T2"> <text:s/></text:span><text:span text:style-name="T2">n</text:span><text:span text:style-name="T2">o</text:span><text:span text:style-name="T2"> <text:s/>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e</text:span><text:span text:style-name="T2">s</text:span><text:span text:style-name="T2">. </text:span><text:span text:style-name="T2"><text:s/></text:span><text:span text:style-name="T2">U</text:span><text:span text:style-name="T2">n</text:span><text:span text:style-name="T2">a</text:span><text:span text:style-name="T2"> </text:span></text:p>
          </draw:text-box>
        </draw:frame>
        <draw:frame draw:style-name="gr3" draw:text-style-name="P3" draw:layer="layout" svg:width="15.195cm" svg:height="0.475cm" svg:x="3.002cm" svg:y="4.96cm">
          <draw:text-box>
            <text:p text:style-name="P1"><text:span text:style-name="T2">E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e</text:span><text:span text:style-name="T2">s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l </text:span><text:span text:style-name="T2">s</text:span><text:span text:style-name="T2">i </text:span><text:span text:style-name="T2">s</text:span><text:span text:style-name="T2">u</text:span><text:span text:style-name="T2">s</text:span><text:span text:style-name="T2"> </text:span><text:span text:style-name="T2">e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o</text:span><text:span text:style-name="T2">, </text:span><text:span text:style-name="T2">e</text:span><text:span text:style-name="T2">n</text:span><text:span text:style-name="T2"> </text:span><text:span text:style-name="T2">o</text:span><text:span text:style-name="T2">t</text:span><text:span text:style-name="T2">r</text:span><text:span text:style-name="T2">a</text:span><text:span text:style-name="T2">s</text:span><text:span text:style-name="T2"> </text:span></text:p>
          </draw:text-box>
        </draw:frame>
        <draw:frame draw:style-name="gr3" draw:text-style-name="P3" draw:layer="layout" svg:width="4.798cm" svg:height="0.475cm" svg:x="3.002cm" svg:y="5.447cm">
          <draw:text-box>
            <text:p text:style-name="P1"><text:span text:style-name="T2">p</text:span><text:span text:style-name="T2">a</text:span><text:span text:style-name="T2">l</text:span><text:span text:style-name="T2">a</text:span><text:span text:style-name="T2">b</text:span><text:span text:style-name="T2">r</text:span><text:span text:style-name="T2">a</text:span><text:span text:style-name="T2">s</text:span><text:span text:style-name="T2">, </text:span><text:span text:style-name="T2">u</text:span><text:span text:style-name="T2">n</text:span><text:span text:style-name="T2">a</text:span><text:span text:style-name="T2"> </text:span><text:span text:style-name="T2">l</text:span><text:span text:style-name="T2">i</text:span><text:span text:style-name="T2">s</text:span><text:span text:style-name="T2">t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l</text:span><text:span text:style-name="T2">. </text:span></text:p>
          </draw:text-box>
        </draw:frame>
        <draw:frame draw:style-name="gr3" draw:text-style-name="P3" draw:layer="layout" svg:width="5.721cm" svg:height="0.475cm" svg:x="3.002cm" svg:y="6.459cm">
          <draw:text-box>
            <text:p text:style-name="P1"><text:span text:style-name="T2">T</text:span><text:span text:style-name="T2">i</text:span><text:span text:style-name="T2">p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e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/text:p>
          </draw:text-box>
        </draw:frame>
        <draw:frame draw:style-name="gr3" draw:text-style-name="P3" draw:layer="layout" svg:width="1.344cm" svg:height="0.475cm" svg:x="3.002cm" svg:y="7.475cm">
          <draw:text-box>
            <text:p text:style-name="P1"><text:span text:style-name="T2">Arrays </text:span></text:p>
          </draw:text-box>
        </draw:frame>
        <draw:frame draw:style-name="gr3" draw:text-style-name="P3" draw:layer="layout" svg:width="15.272cm" svg:height="0.475cm" svg:x="3.002cm" svg:y="8.228cm">
          <draw:text-box>
            <text:p text:style-name="P1"><text:span text:style-name="T2">L</text:span><text:span text:style-name="T2">a</text:span><text:span text:style-name="T2"> </text:span><text:span text:style-name="T2">e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a</text:span><text:span text:style-name="T2"> </text:span><text:span text:style-name="T2">d</text:span><text:span text:style-name="T2">e</text:span><text:span text:style-name="T2"> </text:span><text:span text:style-name="T2">d</text:span><text:span text:style-name="T2">a</text:span><text:span text:style-name="T2">t</text:span><text:span text:style-name="T2">o</text:span><text:span text:style-name="T2">s</text:span><text:span text:style-name="T2"> </text:span><text:span text:style-name="T2">m</text:span><text:span text:style-name="T2">á</text:span><text:span text:style-name="T2">s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e</text:span><text:span text:style-name="T2">s</text:span><text:span text:style-name="T2"> </text:span><text:span text:style-name="T2">e</text:span><text:span text:style-name="T2">l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l </text:span><text:span text:style-name="T2">(</text:span><text:span text:style-name="T2">o</text:span><text:span text:style-name="T2"> </text:span><text:span text:style-name="T2">u</text:span><text:span text:style-name="T2">n</text:span><text:span text:style-name="T2">i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a</text:span><text:span text:style-name="T2">l</text:span><text:span text:style-name="T2">)</text:span><text:span text:style-name="T2">. </text:span><text:span text:style-name="T2">U</text:span><text:span text:style-name="T2">n</text:span><text:span text:style-name="T2"> </text:span><text:span text:style-name="T2">a</text:span><text:span text:style-name="T2">r</text:span><text:span text:style-name="T2">r</text:span><text:span text:style-name="T2">a</text:span><text:span text:style-name="T2">y</text:span><text:span text:style-name="T2"> </text:span></text:p>
          </draw:text-box>
        </draw:frame>
        <draw:frame draw:style-name="gr3" draw:text-style-name="P3" draw:layer="layout" svg:width="15.919cm" svg:height="0.475cm" svg:x="3.002cm" svg:y="8.716cm">
          <draw:text-box>
            <text:p text:style-name="P1"><text:span text:style-name="T2">lineal es </text:span><text:span text:style-name="T2">una lista </text:span><text:span text:style-name="T2">de </text:span><text:span text:style-name="T2">números </text:span><text:span text:style-name="T2">finitos de </text:span><text:span text:style-name="T2">datos </text:span><text:span text:style-name="T2">similares, </text:span><text:span text:style-name="T2">referencia</text:span><text:span text:style-name="T2">dos por </text:span><text:span text:style-name="T2">medio de </text:span></text:p>
          </draw:text-box>
        </draw:frame>
        <draw:frame draw:style-name="gr3" draw:text-style-name="P3" draw:layer="layout" svg:width="12.647cm" svg:height="0.475cm" svg:x="3.002cm" svg:y="9.199cm">
          <draw:text-box>
            <text:p text:style-name="P1"><text:span text:style-name="T2">un </text:span><text:span text:style-name="T2">conjun</text:span><text:span text:style-name="T2">to de n </text:span><text:span text:style-name="T2">númer</text:span><text:span text:style-name="T2">os </text:span><text:span text:style-name="T2">conse</text:span><text:span text:style-name="T2">cutivos</text:span><text:span text:style-name="T2">, </text:span><text:span text:style-name="T2">normal</text:span><text:span text:style-name="T2">mente </text:span><text:span text:style-name="T2">1,2,3, </text:span><text:span text:style-name="T2">…, </text:span><text:span text:style-name="T3">n</text:span><text:span text:style-name="T2">. </text:span></text:p>
          </draw:text-box>
        </draw:frame>
        <draw:frame draw:style-name="gr3" draw:text-style-name="P3" draw:layer="layout" svg:width="0.828cm" svg:height="0.475cm" svg:x="3.002cm" svg:y="10.219cm">
          <draw:text-box>
            <text:p text:style-name="P1"><text:span text:style-name="T2">Pila </text:span></text:p>
          </draw:text-box>
        </draw:frame>
        <draw:frame draw:style-name="gr3" draw:text-style-name="P3" draw:layer="layout" svg:width="15.581cm" svg:height="0.475cm" svg:x="3.002cm" svg:y="10.972cm">
          <draw:text-box>
            <text:p text:style-name="P1"><text:span text:style-name="T2">Un</text:span><text:span text:style-name="T2">a </text:span><text:span text:style-name="T2">pil</text:span><text:span text:style-name="T2">a, </text:span><text:span text:style-name="T2">ta</text:span><text:span text:style-name="T2">mb</text:span><text:span text:style-name="T2">ién </text:span><text:span text:style-name="T2">de</text:span><text:span text:style-name="T2">no</text:span><text:span text:style-name="T2">mi</text:span><text:span text:style-name="T2">na</text:span><text:span text:style-name="T2">da </text:span><text:span text:style-name="T2">sis</text:span><text:span text:style-name="T2">te</text:span><text:span text:style-name="T2">ma </text:span><text:span text:style-name="T2">últi</text:span><text:span text:style-name="T2">mo</text:span><text:span text:style-name="T2">-</text:span><text:span text:style-name="T2">de</text:span><text:span text:style-name="T2">ntr</text:span><text:span text:style-name="T2">o </text:span><text:span text:style-name="T2">pri</text:span><text:span text:style-name="T2">me</text:span><text:span text:style-name="T2">ro-</text:span><text:span text:style-name="T2">fue</text:span><text:span text:style-name="T2">ra </text:span><text:span text:style-name="T2">(LI</text:span><text:span text:style-name="T2">FO</text:span><text:span text:style-name="T2">), </text:span><text:span text:style-name="T2">es </text:span><text:span text:style-name="T2">un</text:span><text:span text:style-name="T2">a </text:span></text:p>
          </draw:text-box>
        </draw:frame>
        <draw:frame draw:style-name="gr3" draw:text-style-name="P3" draw:layer="layout" svg:width="15.894cm" svg:height="0.475cm" svg:x="3.002cm" svg:y="11.459cm">
          <draw:text-box>
            <text:p text:style-name="P1"><text:span text:style-name="T2">lista lineal </text:span><text:span text:style-name="T2">en la cual </text:span><text:span text:style-name="T2">las </text:span><text:span text:style-name="T2">insercione</text:span><text:span text:style-name="T2">s y </text:span><text:span text:style-name="T2">extraccion</text:span><text:span text:style-name="T2">es tienen </text:span><text:span text:style-name="T2">lugar sólo </text:span><text:span text:style-name="T2">por un </text:span><text:span text:style-name="T2">extremo </text:span></text:p>
          </draw:text-box>
        </draw:frame>
        <draw:frame draw:style-name="gr3" draw:text-style-name="P3" draw:layer="layout" svg:width="3.308cm" svg:height="0.475cm" svg:x="3.002cm" svg:y="11.946cm">
          <draw:text-box>
            <text:p text:style-name="P1"><text:span text:style-name="T2">llama</text:span><text:span text:style-name="T2">do </text:span><text:span text:style-name="T2">cúspi</text:span><text:span text:style-name="T2">de. </text:span></text:p>
          </draw:text-box>
        </draw:frame>
        <draw:frame draw:style-name="gr3" draw:text-style-name="P3" draw:layer="layout" svg:width="0.993cm" svg:height="0.475cm" svg:x="3.002cm" svg:y="12.958cm">
          <draw:text-box>
            <text:p text:style-name="P1"><text:span text:style-name="T2">Cola </text:span></text:p>
          </draw:text-box>
        </draw:frame>
        <draw:frame draw:style-name="gr3" draw:text-style-name="P3" draw:layer="layout" svg:width="16.144cm" svg:height="0.475cm" svg:x="3.002cm" svg:y="13.711cm">
          <draw:text-box>
            <text:p text:style-name="P1"><text:span text:style-name="T2">Una <text:s/></text:span><text:span text:style-name="T2">cola, <text:s/></text:span><text:span text:style-name="T2">tambié</text:span><text:span text:style-name="T2">n <text:s/></text:span><text:span text:style-name="T2">denom</text:span><text:span text:style-name="T2">inada <text:s/></text:span><text:span text:style-name="T2">sistem</text:span><text:span text:style-name="T2">a <text:s/></text:span><text:span text:style-name="T2">primer</text:span><text:span text:style-name="T2">o-</text:span><text:span text:style-name="T2">dentro <text:s/></text:span><text:span text:style-name="T2">primer</text:span><text:span text:style-name="T2">o-fuera </text:span><text:span text:style-name="T2"><text:s/></text:span><text:span text:style-name="T2">(FIFO), </text:span><text:span text:style-name="T2"><text:s/>es </text:span></text:p>
          </draw:text-box>
        </draw:frame>
        <draw:frame draw:style-name="gr3" draw:text-style-name="P3" draw:layer="layout" svg:width="16.228cm" svg:height="0.475cm" svg:x="3.002cm" svg:y="14.198cm">
          <draw:text-box>
            <text:p text:style-name="P1"><text:span text:style-name="T2">una <text:s/></text:span><text:span text:style-name="T2">lista <text:s/></text:span><text:span text:style-name="T2">lineal <text:s/></text:span><text:span text:style-name="T2">en <text:s/>la <text:s/></text:span><text:span text:style-name="T2">cual <text:s/></text:span><text:span text:style-name="T2">las <text:s/></text:span><text:span text:style-name="T2">extracc</text:span><text:span text:style-name="T2">iones <text:s/></text:span><text:span text:style-name="T2">se <text:s/></text:span><text:span text:style-name="T2">realiza</text:span><text:span text:style-name="T2">n <text:s/></text:span><text:span text:style-name="T2">siempr</text:span><text:span text:style-name="T2">e <text:s/>por <text:s/></text:span><text:span text:style-name="T2">un <text:s/></text:span><text:span text:style-name="T2">extrem</text:span><text:span text:style-name="T2">o </text:span></text:p>
          </draw:text-box>
        </draw:frame>
        <draw:frame draw:style-name="gr3" draw:text-style-name="P3" draw:layer="layout" svg:width="15.204cm" svg:height="0.475cm" svg:x="3.002cm" svg:y="14.686cm">
          <draw:text-box>
            <text:p text:style-name="P1"><text:span text:style-name="T2">llamad</text:span><text:span text:style-name="T2">o </text:span><text:span text:style-name="T2">frente </text:span><text:span text:style-name="T2">y las </text:span><text:span text:style-name="T2">inserci</text:span><text:span text:style-name="T2">ones </text:span><text:span text:style-name="T2">por el </text:span><text:span text:style-name="T2">extrem</text:span><text:span text:style-name="T2">o </text:span><text:span text:style-name="T2">contrar</text:span><text:span text:style-name="T2">io </text:span><text:span text:style-name="T2">llamad</text:span><text:span text:style-name="T2">o final </text:span><text:span text:style-name="T2">de la </text:span><text:span text:style-name="T2">lista. </text:span></text:p>
          </draw:text-box>
        </draw:frame>
        <draw:frame draw:style-name="gr3" draw:text-style-name="P3" draw:layer="layout" svg:width="1.395cm" svg:height="0.475cm" svg:x="3.002cm" svg:y="15.702cm">
          <draw:text-box>
            <text:p text:style-name="P1"><text:span text:style-name="T2">Grafos </text:span></text:p>
          </draw:text-box>
        </draw:frame>
        <draw:frame draw:style-name="gr3" draw:text-style-name="P3" draw:layer="layout" svg:width="0.806cm" svg:height="0.475cm" svg:x="3.002cm" svg:y="16.455cm">
          <draw:text-box>
            <text:p text:style-name="P1"><text:span text:style-name="T2">Los </text:span></text:p>
          </draw:text-box>
        </draw:frame>
        <draw:frame draw:style-name="gr3" draw:text-style-name="P3" draw:layer="layout" svg:width="1.162cm" svg:height="0.475cm" svg:x="3.992cm" svg:y="16.455cm">
          <draw:text-box>
            <text:p text:style-name="P1"><text:span text:style-name="T2">datos </text:span></text:p>
          </draw:text-box>
        </draw:frame>
        <draw:frame draw:style-name="gr3" draw:text-style-name="P3" draw:layer="layout" svg:width="2.085cm" svg:height="0.475cm" svg:x="5.332cm" svg:y="16.455cm">
          <draw:text-box>
            <text:p text:style-name="P1"><text:span text:style-name="T2">contie</text:span><text:span text:style-name="T2">nen, </text:span></text:p>
          </draw:text-box>
        </draw:frame>
        <draw:frame draw:style-name="gr3" draw:text-style-name="P3" draw:layer="layout" svg:width="0.595cm" svg:height="0.475cm" svg:x="7.582cm" svg:y="16.455cm">
          <draw:text-box>
            <text:p text:style-name="P1"><text:span text:style-name="T2">en </text:span></text:p>
          </draw:text-box>
        </draw:frame>
        <draw:frame draw:style-name="gr3" draw:text-style-name="P3" draw:layer="layout" svg:width="1.611cm" svg:height="0.475cm" svg:x="8.36cm" svg:y="16.455cm">
          <draw:text-box>
            <text:p text:style-name="P1"><text:span text:style-name="T2">alguno</text:span><text:span text:style-name="T2">s </text:span></text:p>
          </draw:text-box>
        </draw:frame>
        <draw:frame draw:style-name="gr3" draw:text-style-name="P3" draw:layer="layout" svg:width="1.348cm" svg:height="0.475cm" svg:x="10.145cm" svg:y="16.455cm">
          <draw:text-box>
            <text:p text:style-name="P1"><text:span text:style-name="T2">casos, </text:span></text:p>
          </draw:text-box>
        </draw:frame>
        <draw:frame draw:style-name="gr3" draw:text-style-name="P3" draw:layer="layout" svg:width="2.055cm" svg:height="0.475cm" svg:x="11.667cm" svg:y="16.455cm">
          <draw:text-box>
            <text:p text:style-name="P1"><text:span text:style-name="T2">relacio</text:span><text:span text:style-name="T2">nes </text:span></text:p>
          </draw:text-box>
        </draw:frame>
        <draw:frame draw:style-name="gr3" draw:text-style-name="P3" draw:layer="layout" svg:width="1.09cm" svg:height="0.475cm" svg:x="13.901cm" svg:y="16.455cm">
          <draw:text-box>
            <text:p text:style-name="P1"><text:span text:style-name="T2">entre </text:span></text:p>
          </draw:text-box>
        </draw:frame>
        <draw:frame draw:style-name="gr3" draw:text-style-name="P3" draw:layer="layout" svg:width="0.993cm" svg:height="0.475cm" svg:x="15.169cm" svg:y="16.455cm">
          <draw:text-box>
            <text:p text:style-name="P1"><text:span text:style-name="T2">ellos </text:span></text:p>
          </draw:text-box>
        </draw:frame>
        <draw:frame draw:style-name="gr3" draw:text-style-name="P3" draw:layer="layout" svg:width="0.832cm" svg:height="0.475cm" svg:x="16.345cm" svg:y="16.455cm">
          <draw:text-box>
            <text:p text:style-name="P1"><text:span text:style-name="T2">que </text:span></text:p>
          </draw:text-box>
        </draw:frame>
        <draw:frame draw:style-name="gr3" draw:text-style-name="P3" draw:layer="layout" svg:width="0.595cm" svg:height="0.475cm" svg:x="17.355cm" svg:y="16.455cm">
          <draw:text-box>
            <text:p text:style-name="P1"><text:span text:style-name="T2">no </text:span></text:p>
          </draw:text-box>
        </draw:frame>
        <draw:frame draw:style-name="gr3" draw:text-style-name="P3" draw:layer="layout" svg:width="0.569cm" svg:height="0.475cm" svg:x="18.129cm" svg:y="16.455cm">
          <draw:text-box>
            <text:p text:style-name="P1"><text:span text:style-name="T2">es </text:span></text:p>
          </draw:text-box>
        </draw:frame>
        <draw:frame draw:style-name="gr3" draw:text-style-name="P3" draw:layer="layout" svg:width="15.788cm" svg:height="0.475cm" svg:x="3.002cm" svg:y="16.938cm">
          <draw:text-box>
            <text:p text:style-name="P1"><text:span text:style-name="T2">neces</text:span><text:span text:style-name="T2">ariame</text:span><text:span text:style-name="T2">nte <text:s/></text:span><text:span text:style-name="T2">jerárqu</text:span><text:span text:style-name="T2">ica. <text:s/></text:span><text:span text:style-name="T2">Por <text:s/></text:span><text:span text:style-name="T2">ejempl</text:span><text:span text:style-name="T2">o, <text:s/></text:span><text:span text:style-name="T2">supon</text:span><text:span text:style-name="T2">gamos </text:span><text:span text:style-name="T2"><text:s/>que <text:s/></text:span><text:span text:style-name="T2">unas <text:s/></text:span><text:span text:style-name="T2">líneas <text:s/></text:span><text:span text:style-name="T2">aéreas </text:span></text:p>
          </draw:text-box>
        </draw:frame>
        <draw:frame draw:style-name="gr3" draw:text-style-name="P3" draw:layer="layout" svg:width="15.509cm" svg:height="0.475cm" svg:x="3.002cm" svg:y="17.425cm">
          <draw:text-box>
            <text:p text:style-name="P1"><text:span text:style-name="T2">realiza</text:span><text:span text:style-name="T2">n </text:span><text:span text:style-name="T2">vuelos </text:span><text:span text:style-name="T2">sólo </text:span><text:span text:style-name="T2">entre </text:span><text:span text:style-name="T2">ciudad</text:span><text:span text:style-name="T2">es </text:span><text:span text:style-name="T2">conect</text:span><text:span text:style-name="T2">adas </text:span><text:span text:style-name="T2">por </text:span><text:span text:style-name="T2">líneas. </text:span><text:span text:style-name="T2">La </text:span><text:span text:style-name="T2">estruct</text:span><text:span text:style-name="T2">ura de </text:span><text:span text:style-name="T2">datos </text:span></text:p>
          </draw:text-box>
        </draw:frame>
        <draw:frame draw:style-name="gr3" draw:text-style-name="P3" draw:layer="layout" svg:width="9.713cm" svg:height="0.475cm" svg:x="3.002cm" svg:y="17.912cm">
          <draw:text-box>
            <text:p text:style-name="P1"><text:span text:style-name="T2">que </text:span><text:span text:style-name="T2">refleja </text:span><text:span text:style-name="T2">esta </text:span><text:span text:style-name="T2">relació</text:span><text:span text:style-name="T2">n </text:span><text:span text:style-name="T2">recibe </text:span><text:span text:style-name="T2">el </text:span><text:span text:style-name="T2">nombr</text:span><text:span text:style-name="T2">e de </text:span><text:span text:style-name="T2">grafo. </text:span></text:p>
          </draw:text-box>
        </draw:frame>
        <draw:frame draw:style-name="gr3" draw:text-style-name="P3" draw:layer="layout" svg:width="7.305cm" svg:height="0.475cm" svg:x="3.002cm" svg:y="18.928cm">
          <draw:text-box>
            <text:p text:style-name="P1"><text:span text:style-name="T2">Opera</text:span><text:span text:style-name="T2">ciones </text:span><text:span text:style-name="T2">con </text:span><text:span text:style-name="T2">estruct</text:span><text:span text:style-name="T2">uras </text:span><text:span text:style-name="T2">de </text:span><text:span text:style-name="T2">datos </text:span></text:p>
          </draw:text-box>
        </draw:frame>
        <draw:frame draw:style-name="gr3" draw:text-style-name="P3" draw:layer="layout" svg:width="1.958cm" svg:height="0.475cm" svg:x="3.002cm" svg:y="19.944cm">
          <draw:text-box>
            <text:p text:style-name="P1"><text:span text:style-name="T2">Recorr</text:span><text:span text:style-name="T2">ido </text:span></text:p>
          </draw:text-box>
        </draw:frame>
        <draw:frame draw:style-name="gr3" draw:text-style-name="P3" draw:layer="layout" svg:width="16.36cm" svg:height="0.475cm" svg:x="3.002cm" svg:y="20.698cm">
          <draw:text-box>
            <text:p text:style-name="P1"><text:span text:style-name="T2">Implica </text:span><text:span text:style-name="T2"><text:s/>el <text:s/></text:span><text:span text:style-name="T2">acced</text:span><text:span text:style-name="T2">er <text:s/>a <text:s/></text:span><text:span text:style-name="T2">cada <text:s/></text:span><text:span text:style-name="T2">registr</text:span><text:span text:style-name="T2">o <text:s/>una <text:s/></text:span><text:span text:style-name="T2">única <text:s/></text:span><text:span text:style-name="T2">vez <text:s/></text:span><text:span text:style-name="T2">aunqu</text:span><text:span text:style-name="T2">e <text:s/>uno <text:s/></text:span><text:span text:style-name="T2">o <text:s/>más <text:s/></text:span><text:span text:style-name="T2">ítems <text:s/></text:span><text:span text:style-name="T2">del </text:span></text:p>
          </draw:text-box>
        </draw:frame>
        <draw:frame draw:style-name="gr3" draw:text-style-name="P3" draw:layer="layout" svg:width="15.382cm" svg:height="0.475cm" svg:x="3.002cm" svg:y="21.185cm">
          <draw:text-box>
            <text:p text:style-name="P1"><text:span text:style-name="T2">registr</text:span><text:span text:style-name="T2">o sean </text:span><text:span text:style-name="T2">proces</text:span><text:span text:style-name="T2">ados. </text:span><text:span text:style-name="T2">(Este </text:span><text:span text:style-name="T2">acceso </text:span><text:span text:style-name="T2">o </text:span><text:span text:style-name="T2">proces</text:span><text:span text:style-name="T2">amient</text:span><text:span text:style-name="T2">o </text:span><text:span text:style-name="T2">tambié</text:span><text:span text:style-name="T2">n se </text:span><text:span text:style-name="T2">denom</text:span><text:span text:style-name="T2">ina a </text:span></text:p>
          </draw:text-box>
        </draw:frame>
        <draw:frame draw:style-name="gr3" draw:text-style-name="P3" draw:layer="layout" svg:width="7.88cm" svg:height="0.475cm" svg:x="3.002cm" svg:y="21.672cm">
          <draw:text-box>
            <text:p text:style-name="P1"><text:span text:style-name="T2">veces </text:span><text:span text:style-name="T2">por el </text:span><text:span text:style-name="T2">términ</text:span><text:span text:style-name="T2">o </text:span><text:span text:style-name="T2">«visitar</text:span><text:span text:style-name="T2">» el </text:span><text:span text:style-name="T2">registr</text:span><text:span text:style-name="T2">o). </text:span></text:p>
          </draw:text-box>
        </draw:frame>
        <draw:frame draw:style-name="gr3" draw:text-style-name="P3" draw:layer="layout" svg:width="2.038cm" svg:height="0.475cm" svg:x="3.002cm" svg:y="22.684cm">
          <draw:text-box>
            <text:p text:style-name="P1"><text:span text:style-name="T2">Búsqu</text:span><text:span text:style-name="T2">eda </text:span></text:p>
          </draw:text-box>
        </draw:frame>
        <draw:frame draw:style-name="gr3" draw:text-style-name="P3" draw:layer="layout" svg:width="16.063cm" svg:height="0.475cm" svg:x="3.002cm" svg:y="23.437cm">
          <draw:text-box>
            <text:p text:style-name="P1"><text:span text:style-name="T2">Implica </text:span><text:span text:style-name="T2"><text:s/>la <text:s/></text:span><text:span text:style-name="T2">localiz</text:span><text:span text:style-name="T2">ación <text:s/></text:span><text:span text:style-name="T2">de un <text:s/></text:span><text:span text:style-name="T2">registr</text:span><text:span text:style-name="T2">o <text:s/></text:span><text:span text:style-name="T2">caract</text:span><text:span text:style-name="T2">erizad</text:span><text:span text:style-name="T2">o <text:s/>por </text:span><text:span text:style-name="T2">una <text:s/></text:span><text:span text:style-name="T2">determ</text:span><text:span text:style-name="T2">inada <text:s/></text:span><text:span text:style-name="T2">clave o </text:span></text:p>
          </draw:text-box>
        </draw:frame>
        <draw:frame draw:style-name="gr3" draw:text-style-name="P3" draw:layer="layout" svg:width="14.603cm" svg:height="0.475cm" svg:x="3.002cm" svg:y="23.924cm">
          <draw:text-box>
            <text:p text:style-name="P1"><text:span text:style-name="T2">tambié</text:span><text:span text:style-name="T2">n el </text:span><text:span text:style-name="T2">acceso </text:span><text:span text:style-name="T2">a </text:span><text:span text:style-name="T2">todos </text:span><text:span text:style-name="T2">los </text:span><text:span text:style-name="T2">registr</text:span><text:span text:style-name="T2">os que </text:span><text:span text:style-name="T2">cumpl</text:span><text:span text:style-name="T2">an una </text:span><text:span text:style-name="T2">o más </text:span><text:span text:style-name="T2">condici</text:span><text:span text:style-name="T2">ones. </text:span></text:p>
          </draw:text-box>
        </draw:frame>
        <draw:frame draw:style-name="gr3" draw:text-style-name="P3" draw:layer="layout" svg:width="1.844cm" svg:height="0.475cm" svg:x="3.002cm" svg:y="24.94cm">
          <draw:text-box>
            <text:p text:style-name="P1"><text:span text:style-name="T2">Inserci</text:span><text:span text:style-name="T2">ón </text:span></text:p>
          </draw:text-box>
        </draw:frame>
        <draw:frame draw:style-name="gr4" draw:text-style-name="P5" draw:layer="layout" svg:width="20.2cm" svg:height="1.3cm" svg:x="0.7cm" svg:y="0.6cm">
          <draw:text-box>
            <text:p text:style-name="P4"><text:span text:style-name="T4">Alu</text:span><text:span text:style-name="T4">mn</text:span><text:span text:style-name="T4">o: </text:span><text:span text:style-name="T4">Vel</text:span><text:span text:style-name="T4">azq</text:span><text:span text:style-name="T4">uez </text:span><text:span text:style-name="T4">Fig</text:span><text:span text:style-name="T4">uer</text:span><text:span text:style-name="T4">oa </text:span><text:span text:style-name="T4">Mar</text:span><text:span text:style-name="T4">co </text:span><text:span text:style-name="T4">Ant</text:span><text:span text:style-name="T4">oni</text:span><text:span text:style-name="T4">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72</text:span><text:span text:style-name="T4">121</text:span><text:span text:style-name="T4">93</text:span></text:p>
          </draw:text-box>
        </draw:frame>
      </draw:page>
      <draw:page draw:name="page2" draw:style-name="dp1" draw:master-page-name="master-page22">
        <draw:frame draw:style-name="gr3" draw:text-style-name="P3" draw:layer="layout" svg:width="9.734cm" svg:height="0.475cm" svg:x="3.002cm" svg:y="2.505cm">
          <draw:text-box>
            <text:p text:style-name="P1"><text:span text:style-name="T2">Cuand</text:span><text:span text:style-name="T2">o </text:span><text:span text:style-name="T2">añadi</text:span><text:span text:style-name="T2">mos </text:span><text:span text:style-name="T2">nuevo</text:span><text:span text:style-name="T2">s </text:span><text:span text:style-name="T2">registr</text:span><text:span text:style-name="T2">os a la </text:span><text:span text:style-name="T2">estruct</text:span><text:span text:style-name="T2">ura. </text:span></text:p>
          </draw:text-box>
        </draw:frame>
        <draw:frame draw:style-name="gr3" draw:text-style-name="P3" draw:layer="layout" svg:width="2.288cm" svg:height="0.475cm" svg:x="3.002cm" svg:y="3.521cm">
          <draw:text-box>
            <text:p text:style-name="P1"><text:span text:style-name="T2">Elimin</text:span><text:span text:style-name="T2">ación </text:span></text:p>
          </draw:text-box>
        </draw:frame>
        <draw:frame draw:style-name="gr3" draw:text-style-name="P3" draw:layer="layout" svg:width="10.141cm" svg:height="0.475cm" svg:x="3.002cm" svg:y="4.274cm">
          <draw:text-box>
            <text:p text:style-name="P1"><text:span text:style-name="T2">Opera</text:span><text:span text:style-name="T2">ción </text:span><text:span text:style-name="T2">de </text:span><text:span text:style-name="T2">borrad</text:span><text:span text:style-name="T2">o de </text:span><text:span text:style-name="T2">un </text:span><text:span text:style-name="T2">registr</text:span><text:span text:style-name="T2">o de la </text:span><text:span text:style-name="T2">estruct</text:span><text:span text:style-name="T2">ura. </text:span></text:p>
          </draw:text-box>
        </draw:frame>
        <draw:frame draw:style-name="gr3" draw:text-style-name="P3" draw:layer="layout" svg:width="2.318cm" svg:height="0.475cm" svg:x="3.002cm" svg:y="5.286cm">
          <draw:text-box>
            <text:p text:style-name="P1"><text:span text:style-name="T2">Orden</text:span><text:span text:style-name="T2">ación </text:span></text:p>
          </draw:text-box>
        </draw:frame>
        <draw:frame draw:style-name="gr3" draw:text-style-name="P3" draw:layer="layout" svg:width="15.564cm" svg:height="0.475cm" svg:x="3.002cm" svg:y="6.04cm">
          <draw:text-box>
            <text:p text:style-name="P1"><text:span text:style-name="T2">Es la </text:span><text:span text:style-name="T2">operac</text:span><text:span text:style-name="T2">ión de </text:span><text:span text:style-name="T2">clasific</text:span><text:span text:style-name="T2">ar los </text:span><text:span text:style-name="T2">registr</text:span><text:span text:style-name="T2">os </text:span><text:span text:style-name="T2">confor</text:span><text:span text:style-name="T2">me a </text:span><text:span text:style-name="T2">un </text:span><text:span text:style-name="T2">orden </text:span><text:span text:style-name="T2">lógico </text:span><text:span text:style-name="T2">determ</text:span><text:span text:style-name="T2">inado </text:span></text:p>
          </draw:text-box>
        </draw:frame>
        <draw:frame draw:style-name="gr3" draw:text-style-name="P3" draw:layer="layout" svg:width="15.576cm" svg:height="0.475cm" svg:x="3.002cm" svg:y="6.526cm">
          <draw:text-box>
            <text:p text:style-name="P1"><text:span text:style-name="T2">(por </text:span><text:span text:style-name="T2">ejempl</text:span><text:span text:style-name="T2">o, </text:span><text:span text:style-name="T2">alfabét</text:span><text:span text:style-name="T2">icame</text:span><text:span text:style-name="T2">nte, de </text:span><text:span text:style-name="T2">acuerd</text:span><text:span text:style-name="T2">o a </text:span><text:span text:style-name="T2">una </text:span><text:span text:style-name="T2">clave </text:span><text:span text:style-name="T2">de </text:span><text:span text:style-name="T2">nombr</text:span><text:span text:style-name="T2">e, o </text:span><text:span text:style-name="T2">numéri</text:span><text:span text:style-name="T2">ca, de </text:span></text:p>
          </draw:text-box>
        </draw:frame>
        <draw:frame draw:style-name="gr3" draw:text-style-name="P3" draw:layer="layout" svg:width="16.245cm" svg:height="0.475cm" svg:x="3.002cm" svg:y="7.013cm">
          <draw:text-box>
            <text:p text:style-name="P1"><text:span text:style-name="T2">acuerd</text:span><text:span text:style-name="T2">o <text:s/>a <text:s/></text:span><text:span text:style-name="T2">alguna </text:span><text:span text:style-name="T2"><text:s/>clave <text:s/></text:span><text:span text:style-name="T2">de <text:s/></text:span><text:span text:style-name="T2">númer</text:span><text:span text:style-name="T2">o, <text:s/>tal <text:s/></text:span><text:span text:style-name="T2">como <text:s/></text:span><text:span text:style-name="T2">númer</text:span><text:span text:style-name="T2">o <text:s/>de </text:span><text:span text:style-name="T2">Seguri</text:span><text:span text:style-name="T2">dad <text:s/></text:span><text:span text:style-name="T2">Social </text:span><text:span text:style-name="T2">o <text:s/>de </text:span></text:p>
          </draw:text-box>
        </draw:frame>
        <draw:frame draw:style-name="gr3" draw:text-style-name="P3" draw:layer="layout" svg:width="2.22cm" svg:height="0.475cm" svg:x="3.002cm" svg:y="7.5cm">
          <draw:text-box>
            <text:p text:style-name="P1"><text:span text:style-name="T2">invent</text:span><text:span text:style-name="T2">ario). </text:span></text:p>
          </draw:text-box>
        </draw:frame>
        <draw:frame draw:style-name="gr3" draw:text-style-name="P3" draw:layer="layout" svg:width="1.463cm" svg:height="0.475cm" svg:x="3.002cm" svg:y="8.517cm">
          <draw:text-box>
            <text:p text:style-name="P1"><text:span text:style-name="T2">Mezcla </text:span></text:p>
          </draw:text-box>
        </draw:frame>
        <draw:frame draw:style-name="gr3" draw:text-style-name="P3" draw:layer="layout" svg:width="15.979cm" svg:height="0.475cm" svg:x="3.002cm" svg:y="9.271cm">
          <draw:text-box>
            <text:p text:style-name="P1"><text:span text:style-name="T2">Es la </text:span><text:span text:style-name="T2">operac</text:span><text:span text:style-name="T2">ión de </text:span><text:span text:style-name="T2">combi</text:span><text:span text:style-name="T2">nar </text:span><text:span text:style-name="T2">dos </text:span><text:span text:style-name="T2">archiv</text:span><text:span text:style-name="T2">os </text:span><text:span text:style-name="T2">previa</text:span><text:span text:style-name="T2">mente </text:span><text:span text:style-name="T2">ordena</text:span><text:span text:style-name="T2">dos en </text:span><text:span text:style-name="T2">uno </text:span><text:span text:style-name="T2">único </text:span><text:span text:style-name="T2">que </text:span></text:p>
          </draw:text-box>
        </draw:frame>
        <draw:frame draw:style-name="gr3" draw:text-style-name="P3" draw:layer="layout" svg:width="3.122cm" svg:height="0.475cm" svg:x="3.002cm" svg:y="9.757cm">
          <draw:text-box>
            <text:p text:style-name="P1"><text:span text:style-name="T2">tambié</text:span><text:span text:style-name="T2">n lo </text:span><text:span text:style-name="T2">está. </text:span></text:p>
          </draw:text-box>
        </draw:frame>
        <draw:frame draw:style-name="gr3" draw:text-style-name="P3" draw:layer="layout" svg:width="0.422cm" svg:height="0.475cm" svg:x="3.002cm" svg:y="10.507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1.315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2.124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2.932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3.737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4.546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5.355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6.163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6.968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7.776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0.422cm" svg:height="0.475cm" svg:x="3.002cm" svg:y="18.585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2.364cm" svg:height="0.475cm" svg:x="3.002cm" svg:y="19.393cm">
          <draw:text-box>
            <text:p text:style-name="P1"><text:span text:style-name="T2">Bibliog</text:span><text:span text:style-name="T2">rafía: </text:span></text:p>
          </draw:text-box>
        </draw:frame>
        <draw:frame draw:style-name="gr3" draw:text-style-name="P3" draw:layer="layout" svg:width="14.361cm" svg:height="0.475cm" svg:x="3.002cm" svg:y="20.41cm">
          <draw:text-box>
            <text:p text:style-name="P1"><text:span text:style-name="T5">Seymo</text:span><text:span text:style-name="T5">ur </text:span><text:span text:style-name="T5">Lipsch</text:span><text:span text:style-name="T5">utz, </text:span><text:span text:style-name="T5">Ph.D.E</text:span><text:span text:style-name="T5">structu</text:span><text:span text:style-name="T5">ra de </text:span><text:span text:style-name="T5">datos.</text:span><text:span text:style-name="T5">Editori</text:span><text:span text:style-name="T5">al </text:span><text:span text:style-name="T5">Revolu</text:span><text:span text:style-name="T5">cionari</text:span><text:span text:style-name="T5">a.2002 </text:span></text:p>
          </draw:text-box>
        </draw:frame>
        <draw:frame draw:style-name="gr3" draw:text-style-name="P3" draw:layer="layout" svg:width="0.422cm" svg:height="0.475cm" svg:x="3.002cm" svg:y="21.39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24:59.827882290</dc:date>
    <meta:editing-duration>PT8M53S</meta:editing-duration>
    <meta:editing-cycles>1</meta:editing-cycles>
    <meta:document-statistic meta:object-count="69"/>
    <meta:generator>LibreOffice/6.0.6.2$Linux_X86_64 LibreOffice_project/00m0$Build-2</meta:generator>
  </office:meta>
</office:document-meta>
</file>